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 style:list-style-name="L1">
      <style:text-properties style:font-name="Cambria"/>
    </style:style>
    <style:style style:name="P4" style:family="paragraph" style:parent-style-name="Text_20_body" style:list-style-name="L2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Times New Roman3" style:font-name-complex="Times New Roman3"/>
    </style:style>
    <style:style style:name="T4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<draw:frame draw:style-name="fr1" draw:name="Графический объект1" text:anchor-type="as-char" svg:width="0.794cm" svg:height="0.661cm" draw:z-index="0"><draw:image xlink:href="../../odt/images/3012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Субмодель релейное минус с переменными ЗН и ЗВ</text:h>
          </table:table-cell>
        </table:table-row>
        <table:table-row>
          <table:table-cell table:style-name="Таблица1.A2" office:value-type="string">
            <text:p text:style-name="P7">в палитре</text:p>
          </table:table-cell>
          <table:table-cell table:style-name="Таблица1.B1" office:value-type="string">
            <text:p text:style-name="P2">| векторизован | <text:span text:style-name="T5">C</text:span><text:span text:style-name="T6">и</text:span> <text:span text:style-name="T5">|</text:span></text:p>
          </table:table-cell>
        </table:table-row>
        <table:table-row table:style-name="Таблица1.3">
          <table:table-cell table:style-name="Таблица1.A1" office:value-type="string">
            <text:p text:style-name="P6"><draw:frame draw:style-name="fr1" draw:name="Графический объект2" text:anchor-type="as-char" svg:width="2.17cm" svg:height="1.191cm" draw:z-index="1"><draw:image xlink:href="../../odt/images/3012_in_scheme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7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едставляет собой субмодель (сборку). Для того чтобы посмотреть структуру алгоритма – нажмите правой кнопкой «Действия» <text:span text:style-name="T3">→</text:span> «Войти в субмодель».</text:p>
            <text:p text:style-name="P2">Блок представляет собой субмодель с алгоритмом работы реле с переменным гистерезисом (переменной зоной возврата) и переменной зоной нечувствительности. Гистерезис и зона нечувствительности задаются входными сигналами блока. Выходной сигнал блока — неотрицательный, и реле работает только при отрицательном входном сигнале (иначе на выходе ноль).</text:p>
            <text:p text:style-name="P2"><text:span text:style-name="T1">Входные сигналы</text:span>:</text:p>
            <text:list xml:id="list6919904232509859435" text:style-name="L1">
              <text:list-item>
                <text:p text:style-name="P3">Сигнал — обрабатываемый блоком сигнал.</text:p>
              </text:list-item>
              <text:list-item>
                <text:p text:style-name="P3">Зона нечувствительности — ширина зоны нечувствительности.</text:p>
              </text:list-item>
              <text:list-item>
                <text:p text:style-name="P3">Зона возврата — ширина зоны возврата.</text:p>
              </text:list-item>
            </text:list>
            <text:p text:style-name="P2"><text:span text:style-name="T1">Выходные сигналы</text:span>:</text:p>
            <text:list xml:id="list3485973746292998598" text:style-name="L2">
              <text:list-item>
                <text:p text:style-name="P4">Выход реле — сигнал, равный +1 или 0, в соответствии с алгоритмом работы блока.</text:p>
              </text:list-item>
            </text:list>
            <text:p text:style-name="P2"><text:span text:style-name="T4">Свойства</text:span>:</text:p>
            <text:p text:style-name="P2">Для работы блока задавать параметры не требуется.</text:p>
            <text:p text:style-name="P2"><text:span text:style-name="T1">Примечание:</text:span><text:span text:style-name="T2"> для реализации векторной обработки преобразуемые сигналы должны быть «сжаты» в векторный входной сигнал посредством типового блока «Мультиплексор»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убмодель релейное минус с переменными ЗН и ЗВ</dc:title>
    <dc:date>2014-12-01T18:40:07.59</dc:date>
    <meta:generator>OpenOffice/4.1.1$Win32 OpenOffice.org_project/411m6$Build-9775</meta:generator>
    <meta:editing-duration>PT2H37M49S</meta:editing-duration>
    <meta:editing-cycles>60</meta:editing-cycles>
    <meta:document-statistic meta:table-count="1" meta:image-count="2" meta:object-count="0" meta:page-count="1" meta:paragraph-count="17" meta:word-count="145" meta:character-count="1044"/>
  </office:meta>
</office:document-meta>
</file>